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office:font-face-decls>
  <office:automatic-styles>
    <style:style style:name="T1" style:family="text">
      <style:text-properties fo:color="#c500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ubstr 解题报告</text:h>
      <text:p text:style-name="Text_20_body">题目</text:p>
      <text:p text:style-name="Text_20_body"><text:tab/>给定一个长度为N(1&lt;=N&lt;=1000)的字符串，找出其不同子串的数目</text:p>
      <text:p text:style-name="Text_20_body"><text:tab/>输入包含T(1&lt;=T&lt;=100)组测试数据</text:p>
      <text:p text:style-name="Text_20_body">算法分析</text:p>
      <text:p text:style-name="Text_20_body"><text:tab/>这道题因为没有考虑到理想的多项式时间复杂度的方法，并且考虑到最坏的情况，即127个字符循环出现的情况，总的状态也是很有限的。因为<text:span text:style-name="T1">一个字符串中第一次出现的字符所构造的所有子串必然包括了它之后的所有以该字符串开头的子串的情况</text:span>。举个例子来说，对于字符串abcae,第一个a生成的所有子串是{a,ab,ac,aa,ae,abc,aba,abe,aca,ace,aae,abca,abce,acae,abcae},第4个a生成的所有子串是{a,ae}。这个道理很显然，因为第一个a能构造子串的元素b,c,a,e必然会包括第二个a构成子串的元素e.所以我们只要对第一次出现的字符进行DFS生成其所有子串就够了。基于这个结论，就可以设计出如下的DFS方法。</text:p>
      <text:p text:style-name="Text_20_body"><text:tab/>首先我们假设tr[ x , i ]为以字符s[i]为开头的且是总共为第x个子串时的前一个子串的序号。s[ i ]记录该位置的字符。在DFS过程中用ad标记当前位置，p为总共的子串数。从1~n每次进行迭代，由于访问过的tr[ x , i ]的步数在前一次迭代已经记录过了，所以如果遇到tr[ x , i ]已经访问过时便能够接着其序号来回溯。只有在开头为s[ i ]，子串序号为x这一状态没有访问过的时候p值才会增加，所以这种迭代方法能够生成所有的子串且不会有重复子串。</text:p>
      <text:p text:style-name="Text_20_body">代码</text:p>
      <text:p text:style-name="Text_20_body">program substr;</text:p>
      <text:p text:style-name="Text_20_body">const</text:p>
      <text:p text:style-name="Text_20_body"><text:s text:c="2"/>fin='substr.in';</text:p>
      <text:p text:style-name="Text_20_body"><text:s text:c="2"/>fout='substr.out';</text:p>
      <text:p text:style-name="Text_20_body">var</text:p>
      <text:p text:style-name="Text_20_body"><text:s text:c="2"/>tr:array[0..524287,#0..#127]of longint;</text:p>
      <text:p text:style-name="Text_20_body"><text:s text:c="2"/>s:array[0..1024]of char;</text:p>
      <text:p text:style-name="Text_20_body"><text:s text:c="2"/>tt,t,n,i,j,p:longint;</text:p>
      <text:p text:style-name="Text_20_body">procedure insert(x,ad:longint);//计算以第x个字符为开头时生成的子串</text:p>
      <text:p text:style-name="Text_20_body">var</text:p>
      <text:p text:style-name="Text_20_body"><text:s text:c="2"/>r,i:longint;</text:p>
      <text:p text:style-name="Text_20_body"><text:s text:c="2"/>c:char;</text:p>
      <text:p text:style-name="Text_20_body">begin</text:p>
      <text:p text:style-name="Text_20_body"><text:s text:c="2"/>for i:=x to n do//依次访问x和x之后的字符来生成新的子串</text:p>
      <text:p text:style-name="Text_20_body"><text:s text:c="2"/>begin</text:p>
      <text:p text:style-name="Text_20_body"><text:soft-page-break/><text:s text:c="4"/>c:=s[i];r:=tr[ad,c];</text:p>
      <text:p text:style-name="Text_20_body"><text:s text:c="4"/>if r&lt;=t shl 19 then//如果tr[ ad, c ]是第一次访问</text:p>
      <text:p text:style-name="Text_20_body"><text:s text:c="4"/>begin</text:p>
      <text:p text:style-name="Text_20_body"><text:s text:c="6"/><text:tab/>inc(p);//增加步数</text:p>
      <text:p text:style-name="Text_20_body"><text:tab/>tr[ad,c]:=p or t shl 19;//标记现有的状态已经访问过了，t shr 19 是为了防止重复</text:p>
      <text:p text:style-name="Text_20_body"><text:s text:c="6"/><text:tab/>ad:=p;//改变当前状态的位置当前步数</text:p>
      <text:p text:style-name="Text_20_body"><text:s text:c="4"/>end</text:p>
      <text:p text:style-name="Text_20_body"><text:s text:c="4"/>else</text:p>
      <text:p text:style-name="Text_20_body"><text:tab/> <text:s/>ad:=r and 524287;//如果该状态已经访问过了，就把状态回到到达这一状态前的步数，and操作相当于第一次访问时 or操作的逆运算。</text:p>
      <text:p text:style-name="Text_20_body"><text:s text:c="2"/>end;</text:p>
      <text:p text:style-name="Text_20_body">end;</text:p>
      <text:p text:style-name="Text_20_body">begin</text:p>
      <text:p text:style-name="Text_20_body"><text:s text:c="4"/>assign(input,fin);reset(input);</text:p>
      <text:p text:style-name="Text_20_body"><text:s text:c="4"/>assign(output,fout);rewrite(output);</text:p>
      <text:p text:style-name="Text_20_body"><text:s text:c="2"/>readln(tt);</text:p>
      <text:p text:style-name="Text_20_body"><text:s text:c="2"/>fillchar(tr,sizeof(tr),0);</text:p>
      <text:p text:style-name="Text_20_body"><text:s text:c="2"/>for t:=1 to tt do</text:p>
      <text:p text:style-name="Text_20_body"><text:s text:c="2"/>begin</text:p>
      <text:p text:style-name="Text_20_body"><text:s text:c="4"/>writeln('Case #',t);</text:p>
      <text:p text:style-name="Text_20_body"><text:s text:c="4"/>n:=0;</text:p>
      <text:p text:style-name="Text_20_body"><text:s text:c="4"/>while not eoln do</text:p>
      <text:p text:style-name="Text_20_body"><text:s text:c="4"/>begin</text:p>
      <text:p text:style-name="Text_20_body"><text:s text:c="6"/>inc(n);read(s[n]);</text:p>
      <text:p text:style-name="Text_20_body"><text:s text:c="4"/>end;</text:p>
      <text:p text:style-name="Text_20_body"><text:s text:c="4"/>p:=1;</text:p>
      <text:p text:style-name="Text_20_body"><text:s text:c="4"/>for i:=1 to n do</text:p>
      <text:p text:style-name="Text_20_body"><text:s text:c="4"/>insert(i,1);</text:p>
      <text:p text:style-name="Text_20_body"><text:s text:c="4"/>writeln(p-1);</text:p>
      <text:p text:style-name="Text_20_body"><text:s text:c="4"/>readln;</text:p>
      <text:p text:style-name="Text_20_body"><text:s text:c="2"/>end;</text:p>
      <text:p text:style-name="Text_20_body"><text:soft-page-break/><text:s text:c="2"/>close(input);close(output);</text:p>
      <text:p text:style-name="Text_20_body">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roid Sans Fallback" style:font-size-asian="14pt" style:font-name-complex="Droid Sans Fallback"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stapolur </meta:initial-creator>
    <meta:creation-date>2011-06-26T10:39:00</meta:creation-date>
    <dc:date>2011-06-26T15:24:29</dc:date>
    <dc:creator>gestapolur </dc:creator>
    <meta:editing-duration>PT01H15M05S</meta:editing-duration>
    <meta:editing-cycles>3</meta:editing-cycles>
    <meta:generator>OpenOffice.org/3.2$Linux OpenOffice.org_project/320m12$Build-9483</meta:generator>
    <meta:document-statistic meta:table-count="0" meta:image-count="0" meta:object-count="0" meta:page-count="3" meta:paragraph-count="55" meta:word-count="442" meta:character-count="1548"/>
  </office:meta>
</office:document-meta>
</file>